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・・・。</text:p>
          </table:table-cell>
          <table:table-cell table:style-name="ce0" office:value-type="string">
            <text:p>Duplicated by CE3812 Map002, 608
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ハ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こ・・・ここ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むこ！！　見て、海よ！　フェリー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たし達、戻って来たの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！！　やったああぁ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！　いたい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なさん・・・無事ですか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ともっちとひめも帰ってきた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みんな、大冒険おつかれ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まくいって本当によかった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だかまだ夢を見ているような心地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だね。</text:p>
          </table:table-cell>
          <table:table-cell table:style-name="ce0" office:value-type="string">
            <text:p>Map117</text:p>
          </table:table-cell>
          <table:table-cell table:style-name="ce0"/>
          <table:table-cell table:style-name="ce0" office:value-type="string">
            <text:p>That’s right.
</text:p>
          </table:table-cell>
          <table:table-cell table:style-name="ce0" office:value-type="string">
            <text:p>That's right.</text:p>
          </table:table-cell>
          <table:table-cell table:number-columns-repeated="1019"/>
        </table:table-row>
        <table:table-row>
          <table:table-cell table:style-name="ce0" office:value-type="string">
            <text:p>こっちの世界は、ほとんど時間が進んで
ないみた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わぁお！　ちょっと年齢を損した気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ねえ、早乙女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そういえばいな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さかレグマくんだけ、あっちの世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こにいる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早乙女！！　よ、よかっｔ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もう！　いるならいるって言いなさ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、階段を上がってきたばかり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あれ、こうして熾天少女たちは見事に
異世界を救い、自分たちの世界へと戻ることに
成功したのだ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ーーーー！！！　パチパチパチパ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もっちは何があっても元気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くすく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してもさー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せっかくの大団円なのに、結局最後までこの
雑なイベントカット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ラストなんだから、もうちょいゴージャスな
絵が欲しいよ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まあともっち、贅沢は言わず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おおおーー！！　すごい！！　あたしの
クレームの声が届いたっぽい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おおおおぉぉいいっ！！　あるなら最初から
こっち使いなさいよ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クリアデータをセーブします。
開いているファイルに保存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